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urier New" style:font-name-asian="Courier New" style:font-name-complex="Courier New" fo:font-size="10pt" style:font-size-asian="10pt" style:font-size-complex="10pt"/>
    </style:style>
    <style:style style:name="T2" style:parent-style-name="DefaultParagraphFont" style:family="text">
      <style:text-properties style:font-name="Courier New" style:font-name-asian="Courier New" style:font-name-complex="Courier New" fo:font-size="20pt" style:font-size-asian="20pt"/>
    </style:style>
    <style:style style:name="T3" style:parent-style-name="DefaultParagraphFont" style:family="text">
      <style:text-properties style:font-name="Courier New" style:font-name-asian="Courier New" style:font-name-complex="Courier New" fo:font-size="15pt" style:font-size-asian="15pt"/>
    </style:style>
    <style:style style:name="T4" style:parent-style-name="DefaultParagraphFont" style:family="text">
      <style:text-properties style:font-name="Courier New" style:font-name-asian="Courier New" style:font-name-complex="Courier New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sa Swick<text:s/></text:p>
      <text:p text:style-name="Normal"><text:span text:style-name="T2">Movie Review:</text:span></text:p>
      <text:p text:style-name="Normal"><text:span text:style-name="T3">It was a great movie. Lot's of heart and good characters. Keeps you guessing. Great cast.</text:span></text:p>
      <text:p text:style-name="Normal"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4"><text:s/></text:span><draw:frame draw:z-index="251658240" draw:id="id0" draw:style-name="a0" draw:name="Picture 1" text:anchor-type="as-char" svg:x="0in" svg:y="0in" svg:width="2.08333in" svg:height="2.87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wick, Asa Charles</dc:creator>
    <meta:creation-date>2022-01-05T17:26:00Z</meta:creation-date>
    <dc:date>2022-01-05T17:35:00Z</dc:date>
    <meta:template xlink:href="Normal" xlink:type="simple"/>
    <meta:editing-cycles>2</meta:editing-cycles>
    <meta:editing-duration>PT540S</meta:editing-duration>
    <meta:document-statistic meta:page-count="1" meta:paragraph-count="1" meta:word-count="23" meta:character-count="154" meta:row-count="1" meta:non-whitespace-character-count="132"/>
  </office:meta>
</office:document-meta>
</file>